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textarea-horizontal-align="left" draw:textarea-vertical-align="top" draw:auto-grow-height="false" fo:min-height="7.05cm" fo:min-width="13.3cm"/>
    </style:style>
    <style:style style:name="gr2" style:family="graphic" style:parent-style-name="standard" style:list-style-name="L2">
      <style:graphic-properties draw:textarea-horizontal-align="left" draw:textarea-vertical-align="top" draw:auto-grow-height="false" fo:min-height="7.05cm" fo:min-width="14.2cm"/>
    </style:style>
    <style:style style:name="P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style:font-name="Arial" fo:font-size="8pt" style:letter-kerning="true" style:font-size-asian="8pt" style:font-name-complex="Lohit Hindi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8cm" svg:height="7.3cm" svg:x="1.2cm" svg:y="1.2cm">
          <text:p text:style-name="P1"><text:span text:style-name="T1">贷款流程：</text:span></text:p>
          <text:p text:style-name="P1"><text:span text:style-name="T1">1.</text:span><text:span text:style-name="T1">贷款申请</text:span></text:p>
          <text:p text:style-name="P1"><text:span text:style-name="T1"><text:s text:c="4"/></text:span><text:span text:style-name="T1">.</text:span><text:span text:style-name="T1">有效身份证件</text:span></text:p>
          <text:p text:style-name="P1"><text:span text:style-name="T1"><text:s text:c="4"/></text:span><text:span text:style-name="T1">.</text:span><text:span text:style-name="T1">婚姻状况证明</text:span></text:p>
          <text:p text:style-name="P1"><text:span text:style-name="T1"><text:s text:c="4"/></text:span><text:span text:style-name="T1">.</text:span><text:span text:style-name="T1">质押、抵押证明文件（以保证人提供担保的，须有担保证明文件）</text:span></text:p>
          <text:p text:style-name="P1"><text:span text:style-name="T1">2.</text:span><text:span text:style-name="T1">银行审贷</text:span></text:p>
          <text:p text:style-name="P1"><text:span text:style-name="T1"><text:s text:c="4"/></text:span><text:span text:style-name="T1">.</text:span><text:span text:style-name="T1">银行对借款人担保、信用等情况进行调查，按程序进行审批，并将审批结果通知借款人</text:span></text:p>
          <text:p text:style-name="P1"><text:span text:style-name="T1">3.</text:span><text:span text:style-name="T1">签约</text:span></text:p>
          <text:p text:style-name="P1"><text:span text:style-name="T1"><text:s text:c="3"/></text:span><text:span text:style-name="T1">.</text:span><text:span text:style-name="T1">南借款人的申请获得批准后，办理以下手续：</text:span></text:p>
          <text:p text:style-name="P1"><text:span text:style-name="T1"><text:s text:c="3"/></text:span><text:span text:style-name="T1">.</text:span><text:span text:style-name="T1">与银行签订借款合同和相应的担保合同，办理公证、保险、抵</text:span><text:span text:style-name="T1">(</text:span><text:span text:style-name="T1">质</text:span><text:span text:style-name="T1">)</text:span><text:span text:style-name="T1">押登记等手续。</text:span></text:p>
          <text:p text:style-name="P1"><text:span text:style-name="T1">4.</text:span><text:span text:style-name="T1">发送贷款</text:span></text:p>
          <text:p text:style-name="P1"><text:span text:style-name="T1"><text:s text:c="3"/></text:span><text:span text:style-name="T1">.</text:span><text:span text:style-name="T1">招行在借款人办妥相关手续后，将贷款发放至借款人个人账户</text:span></text:p>
          <text:p text:style-name="P1"><text:span text:style-name="T1"><text:s text:c="3"/></text:span><text:span text:style-name="T1">.</text:span><text:span text:style-name="T1">并根据借款人的委托将贷款划付相关的收款方账户。</text:span></text:p>
          <text:p text:style-name="P1"><text:span text:style-name="T1">5.</text:span><text:span text:style-name="T1">经调查、审查、审批同意后签订借款合同，贷款行代理办妥登记、公证手续后，</text:span></text:p>
          <text:p text:style-name="P1"><text:span text:style-name="T1">将款项存入售房商账户</text:span><text:span text:style-name="T1">(</text:span><text:span text:style-name="T1">保险采取客户自愿原则</text:span><text:span text:style-name="T1">)</text:span><text:span text:style-name="T1">，</text:span></text:p>
          <text:p text:style-name="P1"><text:span text:style-name="T1">并通知济南客户取合同和到售房商处办理购房手续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4.7cm" svg:height="7.3cm" svg:x="1.3cm" svg:y="9.2cm">
          <text:p text:style-name="P1"><text:span text:style-name="T1">认购协议：</text:span></text:p>
          <text:p text:style-name="P1"><text:span text:style-name="T1">乙方应在本协议书签订当日，按照济南市商品住房限购政策规定向甲方提交限购查询申请</text:span></text:p>
          <text:p text:style-name="P1"><text:span text:style-name="T1">甲方取得限购住房证明编号后，乙方应在接到甲方通知之日起七日内携带相关资料（以银行审批贷款要求为准）</text:span></text:p>
          <text:p text:style-name="P1"><text:span text:style-name="T1">至绿地城项目售楼处与甲方签订《商品房买卖合同》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9M2S</meta:editing-duration>
    <meta:editing-cycles>9</meta:editing-cycles>
    <meta:generator>LibreOffice/5.2.2.2$Windows_x86 LibreOffice_project/8f96e87c890bf8fa77463cd4b640a2312823f3ad</meta:generator>
    <dc:date>2017-12-11T19:23:39.289000000</dc:date>
    <meta:document-statistic meta:object-count="2"/>
  </office:meta>
</office:document-meta>
</file>